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ans-serif"/>
    <style:font-face style:name="Roboto" svg:font-family="Roboto,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variant="normal" fo:text-transform="none" fo:color="#333333" style:font-name="Times New Roman" fo:font-size="12pt" fo:letter-spacing="normal" fo:font-style="normal" fo:font-weight="normal" style:font-size-asian="12pt" style:font-size-complex="12pt"/>
    </style:style>
    <style:style style:name="P2" style:family="paragraph" style:parent-style-name="Text_20_body">
      <style:paragraph-properties fo:margin-left="0cm" fo:margin-right="0cm" fo:margin-top="0cm" fo:margin-bottom="0.265cm" fo:orphans="2" fo:widows="2" fo:text-indent="0cm" style:auto-text-indent="false"/>
      <style:text-properties fo:font-variant="normal" fo:text-transform="none" fo:color="#333333" style:font-name="Times New Roman" fo:font-size="12pt" fo:letter-spacing="normal" fo:font-style="normal" fo:font-weight="normal" style:font-size-asian="12pt" style:font-size-complex="12pt"/>
    </style:style>
    <style:style style:name="P3" style:family="paragraph" style:parent-style-name="Text_20_body">
      <style:paragraph-properties fo:margin-left="0cm" fo:margin-right="0cm" fo:margin-top="0cm" fo:margin-bottom="0.265cm" fo:orphans="2" fo:widows="2" fo:text-indent="0cm" style:auto-text-indent="false"/>
    </style:style>
    <style:style style:name="P4" style:family="paragraph" style:parent-style-name="Standard">
      <style:text-properties fo:color="#333333" style:font-name="Times New Roman" fo:font-size="13pt" fo:font-weight="bold" style:font-size-asian="13pt" style:font-size-complex="13pt"/>
    </style:style>
    <style:style style:name="P5" style:family="paragraph" style:parent-style-name="Text_20_body">
      <style:text-properties fo:font-variant="normal" fo:text-transform="none" fo:color="#333333" style:font-name="Roboto" fo:font-size="14pt" fo:letter-spacing="normal" fo:font-style="normal" fo:font-weight="normal" style:font-size-asian="14pt" style:font-size-complex="14pt"/>
    </style:style>
    <style:style style:name="P6" style:family="paragraph" style:parent-style-name="Text_20_body">
      <style:text-properties fo:font-variant="normal" fo:text-transform="none" fo:color="#333333" style:font-name="Open Sans" fo:font-size="10.5pt" fo:letter-spacing="normal" fo:font-style="normal" fo:font-weight="normal"/>
    </style:style>
    <style:style style:name="P7" style:family="paragraph" style:parent-style-name="Text_20_body" style:list-style-name="L1">
      <style:paragraph-properties fo:margin-left="0cm" fo:margin-right="0cm" fo:margin-top="0cm" fo:margin-bottom="0.265cm" style:line-height-at-least="0.741cm" fo:text-align="justify" style:justify-single-word="false" fo:text-indent="0cm" style:auto-text-indent="false" fo:padding="0cm" fo:border="none"/>
    </style:style>
    <style:style style:name="P8" style:family="paragraph" style:parent-style-name="Text_20_body">
      <style:paragraph-properties fo:margin-left="0cm" fo:margin-right="0cm" fo:margin-top="0cm" fo:margin-bottom="0.265cm" fo:orphans="2" fo:widows="2" fo:text-indent="0cm" style:auto-text-indent="false"/>
      <style:text-properties fo:font-variant="normal" fo:text-transform="none" fo:color="#333333" style:font-name="Times New Roman" fo:font-size="12pt" fo:letter-spacing="normal" fo:font-style="normal" fo:font-weight="normal" style:font-size-asian="12pt" style:font-size-complex="12pt"/>
    </style:style>
    <style:style style:name="P9" style:family="paragraph" style:parent-style-name="Text_20_body">
      <style:paragraph-properties fo:margin-left="0cm" fo:margin-right="0cm" fo:margin-top="0cm" fo:margin-bottom="0.265cm" fo:orphans="2" fo:widows="2" fo:text-indent="0cm" style:auto-text-indent="false"/>
      <style:text-properties fo:color="#333333" style:font-name="Times New Roman" fo:font-size="12pt" fo:font-weight="normal" style:font-size-asian="12pt" style:font-size-complex="12pt"/>
    </style:style>
    <style:style style:name="T1" style:family="text">
      <style:text-properties fo:color="#333333" style:font-name="Times New Roman" fo:font-size="13pt" fo:font-weight="bold" style:font-size-asian="13pt" style:font-weight-asian="bold" style:font-size-complex="13pt" style:font-weight-complex="bold"/>
    </style:style>
    <style:style style:name="T2" style:family="text">
      <style:text-properties style:font-name="Times New Roman" fo:font-size="12pt" style:font-size-asian="12pt" style:font-size-complex="12pt"/>
    </style:style>
    <style:style style:name="T3" style:family="text">
      <style:text-properties style:font-weight-asian="bold" style:font-weight-complex="bold"/>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3">DS - <text:s/>příklady</text:span></text:p>
      <text:p text:style-name="P5"/>
      <text:p text:style-name="P1">1. Zadání: Knihovna</text:p>
      <text:p text:style-name="P2"><text:s text:c="4"/>Čtenář si může půjčit nebo vrátit jednu nebo více knih najednou. Stejnou knihu si může půjčit i více čtenářů. U každé knihy je uveden jeden autor, od stejného autora může mít knihovna i více knih. Každá kniha je vždy zařazena do určitého žánru. Evidujeme výpůjčky knih s datem a typem, tj. zda jde o půjčení nebo vrácení knih.</text:p>
      <text:p text:style-name="P2"/>
      <text:p text:style-name="P1">2. Úloha: Autoservis </text:p>
      <text:p text:style-name="P2"> Zaměstnanci autoservisu přebírají auta od klientů na opravu, u každé opravy je přesně určen typ opravy (oprava laku, výměna tlumiče, seřízení brzd, …), pokud je na autě potřeba více oprav, eviduje se každá zvlášť. U každé opravy je uvedeno datum opravy a konkrétní zaměstnanec, který ji prováděl. Každý ze zaměstnanců je schopen provádět všechny typy oprav. Auto patří jednomu danému klientovi, klient může mít v servisu i více aut.</text:p>
      <text:p text:style-name="P2"/>
      <text:p text:style-name="P2">4.Úloha: Obchod potravin</text:p>
      <text:p text:style-name="P2">Obchod potravin má různé druhy potravin (maso, mléčné výrobky, ovoce, nápoje ...). Stejné potraviny (mléko, sýr, pivo, ...) mohou dodávat různí dodavatelé, dodavatelé dodávají různé potraviny. Potraviny se ukládají do skladů, určitá potravina (mléko, sýr, pivo, ...) je vždy v jednom konkrétním skladu, ve skladu můžou být různé potraviny. Dodání může být expresní nebo běžné. Evidují se dodávky od jednotlivých dodavatelů, včetně způsobu dodání.</text:p>
      <text:p text:style-name="Text_20_body"><text:line-break/></text:p>
      <text:p text:style-name="P2">Požadovaná znalost:</text:p>
      <text:p text:style-name="P2"><text:s text:c="2"/>1. Určení vhodných entit a vazeb, vytvoření logického a relačního modelu</text:p>
      <text:p text:style-name="P2"><text:s text:c="2"/>2. Vytvoření pohledu ..</text:p>
      <text:p text:style-name="P2"><text:s text:c="2"/>3. Vytvořte procedury, která umožní výpis, pro konkrétní vstupní parametry ....</text:p>
      <text:p text:style-name="P2"><text:s text:c="2"/>4. Vytvoření selectu, který vypíše požadované atributy, s možností seskupení, seřazení nebo s <text:s text:c="4"/><text:tab/>podmínkou where.</text:p>
      <text:p text:style-name="P2"/>
      <text:p text:style-name="P6"/>
      <text:p text:style-name="P3"/>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ans-serif"/>
    <style:font-face style:name="Roboto" svg:font-family="Roboto,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3M44S</meta:editing-duration>
    <meta:editing-cycles>4</meta:editing-cycles>
    <meta:generator>OpenOffice/4.1.4$Win32 OpenOffice.org_project/414m5$Build-9788</meta:generator>
    <dc:date>2021-02-19T14:55:07.43</dc:date>
    <meta:document-statistic meta:table-count="0" meta:image-count="0" meta:object-count="0" meta:page-count="1" meta:paragraph-count="13" meta:word-count="246" meta:character-count="1604"/>
    <meta:user-defined meta:name="Info 1"/>
    <meta:user-defined meta:name="Info 2"/>
    <meta:user-defined meta:name="Info 3"/>
    <meta:user-defined meta:name="Info 4"/>
  </office:meta>
</office:document-meta>
</file>